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Text_20_body">
      <style:paragraph-properties fo:break-before="page"/>
      <style:text-properties officeooo:paragraph-rsid="0012edd1"/>
    </style:style>
    <style:style style:name="P5" style:family="paragraph" style:parent-style-name="Text_20_body">
      <style:paragraph-properties fo:text-align="center" style:justify-single-word="false"/>
      <style:text-properties officeooo:paragraph-rsid="0012edd1"/>
    </style:style>
    <style:style style:name="P6" style:family="paragraph" style:parent-style-name="Text_20_body">
      <style:text-properties officeooo:paragraph-rsid="0012edd1"/>
    </style:style>
    <style:style style:name="P7" style:family="paragraph" style:parent-style-name="Title">
      <style:text-properties style:font-name="Liberation Sans" fo:font-size="28pt" fo:font-weight="bold" officeooo:rsid="0014219a" officeooo:paragraph-rsid="0014219a" style:font-name-asian="Microsoft YaHei" style:font-size-asian="28pt" style:font-weight-asian="bold" style:font-name-complex="Lucida Sans" style:font-size-complex="28pt" style:font-weight-complex="bold"/>
    </style:style>
    <style:style style:name="P8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/>
      <text:p text:style-name="P6"/>
      <text:p text:style-name="P6"/>
      <text:p text:style-name="P6"/>
      <text:p text:style-name="P7">Registre des parties prenantes</text:p>
      <text:p text:style-name="P6"/>
      <text:p text:style-name="P5">Théo Delmas</text:p>
      <text:p text:style-name="P5">Lauric Teysseyre</text:p>
      <text:p text:style-name="P5">Pierre-Louis Renon</text:p>
      <text:p text:style-name="P5">Julien Wattier</text:p>
      <text:p text:style-name="P5"/>
      <text:p text:style-name="P5">Université Paul Sabatier</text:p>
      <text:p text:style-name="P5">Master Informatique 1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Table des matières</text:p>
          </text:index-title>
          <text:p text:style-name="P1"><text:a xlink:type="simple" xlink:href="#__RefHeading___Toc672_987475018" text:style-name="Index_20_Link" text:visited-style-name="Index_20_Link">Liste des parties prenantes<text:tab/>3</text:a></text:p>
          <text:p text:style-name="P2"><text:a xlink:type="simple" xlink:href="#__RefHeading___Toc674_987475018" text:style-name="Index_20_Link" text:visited-style-name="Index_20_Link">Maître d'ouvrage<text:tab/>3</text:a></text:p>
          <text:p text:style-name="P2"><text:a xlink:type="simple" xlink:href="#__RefHeading___Toc676_987475018" text:style-name="Index_20_Link" text:visited-style-name="Index_20_Link">Fournisseur<text:tab/>3</text:a></text:p>
          <text:p text:style-name="P2"><text:a xlink:type="simple" xlink:href="#__RefHeading___Toc678_987475018" text:style-name="Index_20_Link" text:visited-style-name="Index_20_Link">Utilisateur final<text:tab/>3</text:a></text:p>
          <text:p text:style-name="P2"><text:a xlink:type="simple" xlink:href="#__RefHeading___Toc680_987475018" text:style-name="Index_20_Link" text:visited-style-name="Index_20_Link">Assistante de maîtrise d'ouvrage<text:tab/>3</text:a></text:p>
          <text:p text:style-name="P2"><text:a xlink:type="simple" xlink:href="#__RefHeading___Toc682_987475018" text:style-name="Index_20_Link" text:visited-style-name="Index_20_Link">Collaborateur du projet<text:tab/>3</text:a></text:p>
          <text:p text:style-name="P2"><text:a xlink:type="simple" xlink:href="#__RefHeading___Toc684_987475018" text:style-name="Index_20_Link" text:visited-style-name="Index_20_Link">Professeur<text:tab/>4</text:a></text:p>
        </text:index-body>
      </text:table-of-content>
      <text:p text:style-name="Text_20_body"/>
      <text:h text:style-name="P8" text:outline-level="1"><text:bookmark-start text:name="__RefHeading___Toc672_987475018"/>Liste des parties prenantes<text:bookmark-end text:name="__RefHeading___Toc672_987475018"/></text:h>
      <text:h text:style-name="Heading_20_2" text:outline-level="2"><text:bookmark-start text:name="__RefHeading___Toc674_987475018"/>Maître d'ouvrage<text:bookmark-end text:name="__RefHeading___Toc674_987475018"/></text:h>
      <text:p text:style-name="Text_20_body">Besoins principaux : </text:p>
      <text:p text:style-name="Text_20_body">Obtenir une interface intuitive pour son produit permettant aux usagers finaux non techniciens de facilement trouver et ajouter des contraintes.</text:p>
      <text:p text:style-name="Text_20_body">Niveau d'engagement : Impliqué.</text:p>
      <text:p text:style-name="Text_20_body">Niveau d'influence : Fort, initiateur du besoin.</text:p>
      <text:h text:style-name="Heading_20_2" text:outline-level="2"><text:bookmark-start text:name="__RefHeading___Toc676_987475018"/>Fournisseur<text:bookmark-end text:name="__RefHeading___Toc676_987475018"/></text:h>
      <text:p text:style-name="Text_20_body">Besoins principaux : </text:p>
      <text:p text:style-name="Text_20_body">Satisfaire au mieux les demandes du client.</text:p>
      <text:p text:style-name="Text_20_body">Monter en compétence.</text:p>
      <text:p text:style-name="Text_20_body">Niveau d'engagement : Impliqué.</text:p>
      <text:p text:style-name="Text_20_body">Niveau d'influence : Moyen, réalisateur du projet.</text:p>
      <text:h text:style-name="Heading_20_2" text:outline-level="2"><text:bookmark-start text:name="__RefHeading___Toc678_987475018"/>Utilisateur final<text:bookmark-end text:name="__RefHeading___Toc678_987475018"/></text:h>
      <text:p text:style-name="Text_20_body">Besoins principaux : </text:p>
      <text:p text:style-name="Text_20_body">Obtenir des livrables utilisables avec efficacité.</text:p>
      <text:p text:style-name="Text_20_body">Niveau d'engagement : Ignorant, projet à façon pour le client qui représente les intérêts de cette partie prenante.</text:p>
      <text:p text:style-name="Text_20_body">Niveau d'influence : Faible.</text:p>
      <text:h text:style-name="Heading_20_2" text:outline-level="2"><text:bookmark-start text:name="__RefHeading___Toc680_987475018"/>Assistante de maîtrise d'ouvrage<text:bookmark-end text:name="__RefHeading___Toc680_987475018"/></text:h>
      <text:p text:style-name="Text_20_body">Besoins principaux : </text:p>
      <text:p text:style-name="Text_20_body">Répondre au demande de soutien de la part du maître d'ouvrage.</text:p>
      <text:p text:style-name="Text_20_body">Niveau d'engagement : Impliqué.</text:p>
      <text:p text:style-name="Text_20_body">Niveau d'influence : Moyen.</text:p>
      <text:h text:style-name="Heading_20_2" text:outline-level="2"><text:bookmark-start text:name="__RefHeading___Toc682_987475018"/>Collaborateur du projet<text:bookmark-end text:name="__RefHeading___Toc682_987475018"/></text:h>
      <text:p text:style-name="Text_20_body">Besoins principaux : </text:p>
      <text:p text:style-name="Text_20_body">Obtenir des livrables maintenables.</text:p>
      <text:p text:style-name="Text_20_body">Niveau d'engagement : Neutre.</text:p>
      <text:p text:style-name="Text_20_body"/>
      <text:p text:style-name="Text_20_body"><text:soft-page-break/>Niveau d'influence : Faible.</text:p>
      <text:h text:style-name="Heading_20_2" text:outline-level="2"><text:bookmark-start text:name="__RefHeading___Toc684_987475018"/>Professeur<text:bookmark-end text:name="__RefHeading___Toc684_987475018"/></text:h>
      <text:p text:style-name="Text_20_body">Besoins principaux : </text:p>
      <text:p text:style-name="Text_20_body">Obtenir des documents de management de clairs et de qualité.</text:p>
      <text:p text:style-name="Text_20_body">Niveau d'engagement : Neutre.</text:p>
      <text:p text:style-name="Text_20_body">Niveau d'influence : Moyen, influence le management du projet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2T12:16:40.511000000</meta:creation-date>
    <meta:generator>LibreOffice/7.0.2.2$Windows_X86_64 LibreOffice_project/8349ace3c3162073abd90d81fd06dcfb6b36b994</meta:generator>
    <dc:date>2023-02-12T13:58:25.240000000</dc:date>
    <meta:editing-duration>PT9M26S</meta:editing-duration>
    <meta:editing-cycles>2</meta:editing-cycles>
    <meta:document-statistic meta:table-count="0" meta:image-count="0" meta:object-count="0" meta:page-count="4" meta:paragraph-count="47" meta:word-count="214" meta:character-count="1488" meta:non-whitespace-character-count="1315"/>
  </office:meta>
</office:document-meta>
</file>